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ro6" style:family="table-row">
      <style:table-row-properties style:row-height="21.06mm" fo:break-before="auto" style:use-optimal-row-height="true"/>
    </style:style>
    <style:style style:name="ro7" style:family="table-row">
      <style:table-row-properties style:row-height="9.65mm" fo:break-before="auto" style:use-optimal-row-height="true"/>
    </style:style>
    <style:style style:name="ro8" style:family="table-row">
      <style:table-row-properties style:row-height="16.9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>
      <style:table-cell-properties fo:border="none"/>
    </style:style>
    <style:style style:name="ce94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2" style:family="table-cell" style:parent-style-name="Default">
      <style:table-cell-properties fo:background-color="#66ff00"/>
    </style:style>
    <style:style style:name="ce103" style:family="table-cell" style:parent-style-name="Default">
      <style:table-cell-properties fo:background-color="#66ff00"/>
      <style:text-properties fo:color="#000000"/>
    </style:style>
    <style:style style:name="ce104" style:family="table-cell" style:parent-style-name="Default">
      <style:table-cell-properties fo:background-color="#ff8080"/>
      <style:text-properties fo:color="#000000"/>
    </style:style>
    <style:style style:name="ce105" style:family="table-cell" style:parent-style-name="Default">
      <style:table-cell-properties fo:background-color="#ff8080"/>
    </style:style>
    <style:style style:name="ce106" style:family="table-cell" style:parent-style-name="Default">
      <style:table-cell-properties fo:background-color="#cccccc"/>
    </style:style>
    <style:style style:name="ce107" style:family="table-cell" style:parent-style-name="Default">
      <style:text-properties style:font-name="Liberation Sans" style:font-name-asian="DejaVu Sans" style:font-name-complex="DejaVu Sans"/>
    </style:style>
    <style:style style:name="ce108" style:family="table-cell" style:parent-style-name="Default">
      <style:table-cell-properties fo:background-color="#00ccff"/>
    </style:style>
    <style:style style:name="ce109" style:family="table-cell" style:parent-style-name="Default">
      <style:text-properties fo:color="#ff8080"/>
    </style:style>
    <style:style style:name="ce110" style:family="table-cell" style:parent-style-name="Default">
      <style:text-properties style:text-underline-style="none"/>
    </style:style>
    <style:style style:name="ce111" style:family="table-cell" style:parent-style-name="Default">
      <style:table-cell-properties fo:background-color="#ff66ff"/>
      <style:text-properties fo:color="#000000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5" style:family="table-cell" style:parent-style-name="Default">
      <style:table-cell-properties fo:background-color="#ffff00"/>
    </style:style>
    <style:style style:name="ce11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7" style:family="table-cell" style:parent-style-name="Default">
      <style:table-cell-properties fo:background-color="#ff9999"/>
    </style:style>
    <style:style style:name="ce118" style:family="table-cell" style:parent-style-name="Default">
      <style:table-cell-properties fo:background-color="#66ff66"/>
    </style:style>
    <style:style style:name="ce119" style:family="table-cell" style:parent-style-name="Default">
      <style:table-cell-properties fo:background-color="#ff99ff"/>
    </style:style>
    <style:style style:name="ce120" style:family="table-cell" style:parent-style-name="Default">
      <style:table-cell-properties fo:wrap-option="wrap"/>
      <style:text-properties fo:hyphenate="false"/>
    </style:style>
    <style:style style:name="ce12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4" style:family="table-cell" style:parent-style-name="Default">
      <style:table-cell-properties fo:background-color="#ff6600" fo:wrap-option="wrap"/>
      <style:text-properties fo:hyphenate="false"/>
    </style:style>
    <style:style style:name="ce12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33" fo:wrap-option="wrap"/>
      <style:text-properties fo:hyphenate="false"/>
    </style:style>
    <style:style style:name="ce12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00cc" fo:wrap-option="wrap"/>
      <style:text-properties fo:hyphenate="false"/>
    </style:style>
    <style:style style:name="ce12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3" style:family="table-cell" style:parent-style-name="Default">
      <style:table-cell-properties fo:background-color="transparent" fo:wrap-option="wrap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7"/>
        <table:table-column table:style-name="co1" table:number-columns-repeated="8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7" table:formula="of:=COUNTIF([.C11:.C32];[.$B$3]&amp;[.$B$6])" office:value-type="float" office:value="0" calcext:value-type="float">
            <text:p>0</text:p>
          </table:table-cell>
          <table:table-cell table:style-name="ce87" table:formula="of:=COUNTIF([.D11:.D32];[.$B$3]&amp;[.$B$6])" office:value-type="float" office:value="0" calcext:value-type="float">
            <text:p>0</text:p>
          </table:table-cell>
          <table:table-cell table:style-name="ce87" table:formula="of:=COUNTIF([.E11:.E32];[.$B$3]&amp;[.$B$6])" office:value-type="float" office:value="1" calcext:value-type="float">
            <text:p>1</text:p>
          </table:table-cell>
          <table:table-cell table:style-name="ce87" table:formula="of:=COUNTIF([.F11:.F32];[.$B$3]&amp;[.$B$6])" office:value-type="float" office:value="0" calcext:value-type="float">
            <text:p>0</text:p>
          </table:table-cell>
          <table:table-cell table:style-name="ce87" table:formula="of:=COUNTIF([.G11:.G32];[.$B$3]&amp;[.$B$6])" office:value-type="float" office:value="1" calcext:value-type="float">
            <text:p>1</text:p>
          </table:table-cell>
          <table:table-cell table:style-name="ce87" table:formula="of:=COUNTIF([.H11:.H32];[.$B$3]&amp;[.$B$6])" office:value-type="float" office:value="0" calcext:value-type="float">
            <text:p>0</text:p>
          </table:table-cell>
          <table:table-cell table:style-name="ce87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57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WERT:13</text:p>
          </table:table-cell>
          <table:table-cell table:style-name="ce94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4" table:number-columns-repeated="4"/>
          <table:table-cell table:style-name="ce94" office:value-type="string" calcext:value-type="string">
            <text:p>WERT:1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99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4" table:number-columns-repeated="2"/>
          <table:table-cell table:style-name="ce94" office:value-type="string" calcext:value-type="string">
            <text:p>WERT:17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5</text:p>
          </table:table-cell>
          <table:table-cell table:style-name="ce94" office:value-type="string" calcext:value-type="string">
            <text:p>J_w50</text:p>
          </table:table-cell>
          <table:table-cell table:style-name="ce94" office:value-type="string" calcext:value-type="string">
            <text:p>J_w4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tterbericht</text:p>
          </table:table-cell>
          <table:table-cell table:style-name="ce94" office:value-type="string" calcext:value-type="string">
            <text:p>für</text:p>
          </table:table-cell>
          <table:table-cell table:style-name="ce94" office:value-type="string" calcext:value-type="string">
            <text:p>Heute</text:p>
          </table:table-cell>
          <table:table-cell table:style-name="ce94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15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9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ist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stärk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60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6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sind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verhältniss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63</text:p>
          </table:table-cell>
          <table:table-cell table:style-name="ce94" office:value-type="string" calcext:value-type="string">
            <text:p>J_w49</text:p>
          </table:table-cell>
          <table:table-cell table:style-name="ce94" office:value-type="string" calcext:value-type="string">
            <text:p>J_w61</text:p>
          </table:table-cell>
          <table:table-cell table:style-name="ce94" office:value-type="string" calcext:value-type="string">
            <text:p>J_w62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lche</text:p>
          </table:table-cell>
          <table:table-cell table:style-name="ce94" office:value-type="string" calcext:value-type="string">
            <text:p>Mondphase</text:p>
          </table:table-cell>
          <table:table-cell table:style-name="ce94" office:value-type="string" calcext:value-type="string">
            <text:p>haben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4" table:number-columns-repeated="5"/>
          <table:table-cell table:style-name="ce94" office:value-type="string" calcext:value-type="string">
            <text:p>WERT:1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9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Mondphase</text:p>
          </table:table-cell>
          <table:table-cell table:style-name="ce94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3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3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table:style-name="ce95" office:value-type="string" calcext:value-type="string">
            <text:p>RangeStart</text:p>
          </table:table-cell>
          <table:table-cell table:style-name="ce99" office:value-type="string" calcext:value-type="string">
            <text:p>RowStart</text:p>
          </table:table-cell>
          <table:table-cell table:style-name="ce99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2"/>
          <table:table-cell table:style-name="ce96" office:value-type="string" calcext:value-type="string">
            <text:p>$C$11</text:p>
          </table:table-cell>
          <table:table-cell table:style-name="ce100" table:formula="of:=ROW(INDIRECT([.$C$42]))" office:value-type="float" office:value="11" calcext:value-type="float">
            <text:p>11</text:p>
          </table:table-cell>
          <table:table-cell table:style-name="ce100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/>
          <table:table-cell/>
          <table:table-cell table:style-name="ce87"/>
          <table:table-cell table:number-columns-repeated="5"/>
        </table:table-row>
        <table:table-row table:style-name="ro1">
          <table:table-cell table:number-columns-repeated="2"/>
          <table:table-cell table:style-name="ce95" office:value-type="string" calcext:value-type="string">
            <text:p>RangeEND</text:p>
          </table:table-cell>
          <table:table-cell table:style-name="ce99" office:value-type="string" calcext:value-type="string">
            <text:p>Rows</text:p>
          </table:table-cell>
          <table:table-cell table:style-name="ce99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6" office:value-type="string" calcext:value-type="string">
            <text:p>$I$32</text:p>
          </table:table-cell>
          <table:table-cell table:style-name="ce100" table:formula="of:=ROW(INDIRECT([.$C$45]))-[.D$42]+1" office:value-type="float" office:value="22" calcext:value-type="float">
            <text:p>22</text:p>
          </table:table-cell>
          <table:table-cell table:style-name="ce100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 table:number-columns-repeated="2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7" office:value-type="string" calcext:value-type="string">
            <text:p>Max: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8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7"/>
          <table:table-cell table:style-name="ce92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7"/>
          <table:table-cell table:style-name="ce92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7"/>
        <table:table-column table:style-name="co1" table:default-cell-style-name="ce87"/>
        <table:table-column table:style-name="co1" table:number-columns-repeated="19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90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N1495];LEN([.$B$3]))=[.$B$3];VALUE(MID([.C11:.N1495];LEN([.$B$3])+1;1024));&quot;&quot;))" office:value-type="float" office:value="272" calcext:value-type="float">
            <text:p>272</text:p>
          </table:table-cell>
          <table:table-cell table:number-columns-repeated="15"/>
          <table:table-cell table:style-name="ce112"/>
          <table:table-cell/>
          <table:table-cell table:style-name="ce10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7" table:formula="of:=COUNTIF([.C11:.C1495];[.$B$3]&amp;[.$B$6])" office:value-type="float" office:value="0" calcext:value-type="float">
            <text:p>0</text:p>
          </table:table-cell>
          <table:table-cell table:style-name="ce87" table:formula="of:=COUNTIF([.D11:.D1495];[.$B$3]&amp;[.$B$6])" office:value-type="float" office:value="9" calcext:value-type="float">
            <text:p>9</text:p>
          </table:table-cell>
          <table:table-cell table:style-name="ce87" table:formula="of:=COUNTIF([.E11:.E1495];[.$B$3]&amp;[.$B$6])" office:value-type="float" office:value="0" calcext:value-type="float">
            <text:p>0</text:p>
          </table:table-cell>
          <table:table-cell table:style-name="ce87" table:formula="of:=COUNTIF([.F11:.F1495];[.$B$3]&amp;[.$B$6])" office:value-type="float" office:value="0" calcext:value-type="float">
            <text:p>0</text:p>
          </table:table-cell>
          <table:table-cell table:style-name="ce87" table:formula="of:=COUNTIF([.G11:.G1495];[.$B$3]&amp;[.$B$6])" office:value-type="float" office:value="0" calcext:value-type="float">
            <text:p>0</text:p>
          </table:table-cell>
          <table:table-cell table:style-name="ce87" table:formula="of:=COUNTIF([.H11:.H1495];[.$B$3]&amp;[.$B$6])" office:value-type="float" office:value="0" calcext:value-type="float">
            <text:p>0</text:p>
          </table:table-cell>
          <table:table-cell table:style-name="ce87" table:formula="of:=COUNTIF([.I11:.I1495];[.$B$3]&amp;[.$B$6])" office:value-type="float" office:value="0" calcext:value-type="float">
            <text:p>0</text:p>
          </table:table-cell>
          <table:table-cell table:style-name="ce87" table:formula="of:=COUNTIF([.J11:.J1495];[.$B$3]&amp;[.$B$6])" office:value-type="float" office:value="0" calcext:value-type="float">
            <text:p>0</text:p>
          </table:table-cell>
          <table:table-cell table:style-name="ce87" table:formula="of:=COUNTIF([.K11:.K1495];[.$B$3]&amp;[.$B$6])" office:value-type="float" office:value="0" calcext:value-type="float">
            <text:p>0</text:p>
          </table:table-cell>
          <table:table-cell table:style-name="ce87" table:formula="of:=COUNTIF([.L11:.L1495];[.$B$3]&amp;[.$B$6])" office:value-type="float" office:value="0" calcext:value-type="float">
            <text:p>0</text:p>
          </table:table-cell>
          <table:table-cell table:style-name="ce87" table:formula="of:=COUNTIF([.M11:.M1495];[.$B$3]&amp;[.$B$6])" office:value-type="float" office:value="0" calcext:value-type="float">
            <text:p>0</text:p>
          </table:table-cell>
          <table:table-cell table:style-name="ce87" table:formula="of:=COUNTIF([.N11:.N1495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ZITATE</text:p>
          </table:table-cell>
          <table:table-cell table:style-name="ce108" office:value-type="string" calcext:value-type="string">
            <text:p>Speech</text:p>
          </table:table-cell>
          <table:table-cell table:number-columns-repeated="7"/>
          <table:table-cell table:style-name="ce11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table:style-name="ce11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6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INTERNETSUCHE Suchmaschine</text:p>
          </table:table-cell>
          <table:table-cell table:style-name="ce102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Webpage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2" calcext:value-type="float">
            <text:p>272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2" table:number-columns-repeated="3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WETTER</text:p>
          </table:table-cell>
          <table:table-cell table:style-name="ce108" office:value-type="string" calcext:value-type="string">
            <text:p>Speech</text:p>
          </table:table-cell>
          <table:table-cell/>
          <table:table-cell table:style-name="ce113"/>
          <table:table-cell table:style-name="ce112" table:number-columns-repeated="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2" calcext:value-type="float">
            <text:p>272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_DIREKTWAHL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ROGRAMMSTARTER</text:p>
          </table:table-cell>
          <table:table-cell table:style-name="ce102"/>
          <table:table-cell table:style-name="ce108" office:value-type="string" calcext:value-type="string">
            <text:p>Spee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2" calcext:value-type="float">
            <text:p>272</text:p>
          </table:table-cell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download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6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Jdownload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lphi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7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Dolphi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FENSTERSTEUERUNG</text:p>
          </table:table-cell>
          <table:table-cell table:style-name="ce102"/>
          <table:table-cell/>
          <table:table-cell table:style-name="ce114" office:value-type="string" calcext:value-type="string">
            <text:p>SCRIPTS SCHREIBEN für Sprachoutput!!!!!</text:p>
          </table:table-cell>
          <table:table-cell table:style-name="ce115"/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7" office:value-type="string" calcext:value-type="string">
            <text:p>J_w8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7" office:value-type="string" calcext:value-type="string">
            <text:p>J_w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6"/>
          <table:table-cell table:style-name="ce112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PCSTEUER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2" calcext:value-type="float">
            <text:p>272</text:p>
          </table:table-cell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SPRACHERKENNUNG</text:p>
          </table:table-cell>
          <table:table-cell table:style-name="ce102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/>
          <table:table-cell table:style-name="ce102" office:value-type="string" calcext:value-type="string">
            <text:p>JUKEBOX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2" calcext:value-type="float">
            <text:p>272</text:p>
          </table:table-cell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KONSOLEN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8"/>
          <table:table-cell table:style-name="ce107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6"/>
          <table:table-cell table:style-name="ce107"/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7" office:value-type="string" calcext:value-type="string">
            <text:p>J_w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Übersetzungen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hunderbirdsteuerung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7" office:value-type="string" calcext:value-type="string">
            <text:p>J_w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Mypaint Steuerung</text:p>
          </table:table-cell>
          <table:table-cell table:style-name="ce103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27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ben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2:.N87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5:.N875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8:.N87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1:.N881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55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4:.N88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fün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7:.N88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echs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0:.N890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sieb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3:.N893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a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6:.N89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72</text:p>
          </table:table-cell>
          <table:table-cell office:value-type="string" calcext:value-type="string">
            <text:p>J_w18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Pinsel</text:p>
          </table:table-cell>
          <table:table-cell office:value-type="string" calcext:value-type="string">
            <text:p>neu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formula="of:=[.B6]" office:value-type="float" office:value="272" calcext:value-type="float">
            <text:p>272</text:p>
          </table:table-cell>
          <table:table-cell table:formula="of:=COUNTIF([.C919:.N919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Calibre Steuerung</text:p>
          </table:table-cell>
          <table:table-cell table:style-name="ce103"/>
          <table:table-cell table:style-name="ce109"/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7" office:value-type="string" calcext:value-type="string">
            <text:p>J_w7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7" office:value-type="string" calcext:value-type="string">
            <text:p>J_w81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Textmacro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2" calcext:value-type="float">
            <text:p>272</text:p>
          </table:table-cell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2" calcext:value-type="float">
            <text:p>272</text:p>
          </table:table-cell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table:number-columns-repeated="4"/>
          <table:table-cell table:style-name="ce110"/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table:number-columns-repeated="3"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6</text:p>
          </table:table-cell>
          <table:table-cell table:style-name="ce110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18</text:p>
          </table:table-cell>
          <table:table-cell table:style-name="ce110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10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10" office:value-type="string" calcext:value-type="string">
            <text:p>J_w215</text:p>
          </table:table-cell>
          <table:table-cell table:style-name="ce110" office:value-type="string" calcext:value-type="string">
            <text:p>J_w224</text:p>
          </table:table-cell>
          <table:table-cell table:style-name="ce110" office:value-type="string" calcext:value-type="string">
            <text:p>J_w225</text:p>
          </table:table-cell>
          <table:table-cell table:style-name="ce110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5" office:value-type="string" calcext:value-type="string">
            <text:p>TODO</text:p>
          </table:table-cell>
          <table:table-cell table:style-name="ce111" office:value-type="string" calcext:value-type="string">
            <text:p><text:s/>Wort fehlt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Diktat Scenario</text:p>
          </table:table-cell>
          <table:table-cell table:style-name="ce102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Fillmtipp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2" calcext:value-type="float">
            <text:p>272</text:p>
          </table:table-cell>
          <table:table-cell table:formula="of:=COUNTIF([.C1274:.N12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4" office:value-type="string" calcext:value-type="string">
            <text:p>ScienceNews</text:p>
          </table:table-cell>
          <table:table-cell table:number-columns-repeated="9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99:.N13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 table:formula="of:=[.B6]" office:value-type="float" office:value="272" calcext:value-type="float">
            <text:p>272</text:p>
          </table:table-cell>
          <table:table-cell table:formula="of:=COUNTIF([.C1400:.N140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401:.N14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 table:style-name="ce101"/>
          <table:table-cell table:formula="of:=COUNTIF([.C1402:.N14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table:style-name="ce105" office:value-type="string" calcext:value-type="string">
            <text:p>Reiseverbindungen</text:p>
          </table:table-cell>
          <table:table-cell table:style-name="ce105"/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4:.N14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5:.N14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6:.N14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7:.N14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8:.N14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19:.N14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0:.N14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1:.N14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2:.N14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3:.N14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4:.N14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5:.N14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6:.N14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7:.N14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8:.N14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29:.N14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0:.N14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1:.N14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2:.N14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3:.N14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4:.N14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5:.N14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6:.N14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7:.N14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8:.N14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39:.N14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0:.N144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1:.N144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2:.N14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3:.N144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4:.N144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5:.N14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6:.N144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7:.N144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8:.N144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49:.N144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0:.N145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1:.N145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2:.N145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3:.N145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4:.N145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5:.N145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6:.N145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7:.N145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8:.N145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59:.N145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0:.N146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1:.N146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2:.N146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3:.N146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4:.N146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5:.N146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6:.N146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7:.N146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8:.N146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69:.N146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0:.N147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1:.N147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2:.N147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3:.N147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4:.N147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5:.N147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6:.N147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477:.N147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78:.N147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79:.N147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0:.N148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1:.N148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2:.N148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3:.N148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4:.N148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5:.N148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6:.N1486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7:.N1487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8:.N1488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89:.N1489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90:.N1490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91:.N1491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92:.N1492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93:.N1493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94:.N1494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>
          <table:table-cell/>
          <table:table-cell table:formula="of:=COUNTIF([.C1495:.N1495];[.$B$3]&amp;[.$B$6])" office:value-type="float" office:value="0" calcext:value-type="float">
            <text:p>0</text:p>
          </table:table-cell>
          <table:table-cell table:style-name="ce106" table:number-columns-repeated="12"/>
          <table:table-cell table:number-columns-repeated="7"/>
        </table:table-row>
        <table:table-row table:style-name="ro1" table:number-rows-repeated="1047080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1:37:00.323745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28T11:50:49.468299243</dc:date>
    <meta:editing-duration>PT20H7M34S</meta:editing-duration>
    <meta:editing-cycles>183</meta:editing-cycles>
    <meta:generator>LibreOffice/4.4.5.2$Linux_X86_64 LibreOffice_project/40m0$Build-2</meta:generator>
    <meta:document-statistic meta:table-count="3" meta:cell-count="5753" meta:object-count="0"/>
  </office:meta>
</office:document-meta>
</file>